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4.3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sks.all-stat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</text:p>
          </table:table-cell>
          <table:table-cell table:formula="of:=SUM([.A2:.A22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ampm, departure_time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from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from_stop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vehic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departure_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departure_time, to_sto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departure_time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rrival_time, to_sto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departure_tim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departure_time_re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departure_time, to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departure_time, to_stop, vehicl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, to_sto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, to_stop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, vehicl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to_stop, vehicl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vehicl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</text:p>
          </table:table-cell>
          <table:table-cell table:formula="of:=SUM([.A23:.A44]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ampm, departure_time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from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from_stop, to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vehic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departure_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departure_time, to_sto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departure_time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from_stop, to_stop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rrival_time, to_sto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parture_tim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parture_time_re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parture_time, to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parture_time, to_stop, vehicl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, to_sto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, to_stop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, vehicl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to_stop, vehicl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lternative reply: departure_time</text:p>
          </table:table-cell>
          <table:table-cell table:formula="of:=SUM([.A45:.A57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lternative reply: departure_time, du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lternativ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lternative, vehicle reply: departure_tim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mpm, departure_tim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mpm, from_stop, to_stop, vehicl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 reply: dist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 reply: distance, dura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, vehicl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to_stop reply: arrival_tim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to_stop reply: du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vehicle reply: dur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departure_time request: from_stop, to_stop</text:p>
          </table:table-cell>
          <table:table-cell table:formula="of:=SUM([.A58:.A71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departure_time, to_stop request: from_sto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departure_time, vehicle request: from_stop, to_sto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 request: from_stop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rrival_time, to_stop request: from_stop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departure_time_rel request: from_stop, to_sto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departure_time request: from_stop, to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departure_time, to_stop request: from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departure_time, to_stop, vehicle request: from_sto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from_stop request: to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from_stop, vehicle request: to_sto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to_stop request: from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to_stop, vehicle request: from_stop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vehicle request: from_stop, to_sto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arrival_time</text:p>
          </table:table-cell>
          <table:table-cell table:formula="of:=SUM([.A72:.A81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arrival_time, dur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eparture_tim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eparture_time, direction, from_stop, line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eparture_time, duratio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istance, dur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istance, num_transfer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num_transfer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from_stop</text:p>
          </table:table-cell>
          <table:table-cell table:formula="of:=SUM([.A82:.A84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from_stop, to_stop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to_stop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SUM([.A2:.A84])" office:value-type="float" office:value="1859" calcext:value-type="float">
            <text:p>18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4T15:40:50.417268952</dc:date>
    <dc:creator>Ondrej Dusek</dc:creator>
    <meta:editing-duration>PT6M47S</meta:editing-duration>
    <meta:editing-cycles>1</meta:editing-cycles>
    <meta:generator>LibreOffice/4.3.7.2$Linux_X86_64 LibreOffice_project/430m0$Build-2</meta:generator>
    <meta:document-statistic meta:table-count="1" meta:cell-count="258" meta:object-count="0"/>
  </office:meta>
</office:document-meta>
</file>